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officeooo:paragraph-rsid="0001a0a7"/>
    </style:style>
    <style:style style:name="P2" style:family="paragraph" style:parent-style-name="Standard">
      <style:text-properties style:text-underline-style="solid" style:text-underline-width="auto" style:text-underline-color="font-color" officeooo:paragraph-rsid="0001a0a7"/>
    </style:style>
    <style:style style:name="P3" style:family="paragraph" style:parent-style-name="Standard">
      <style:text-properties officeooo:paragraph-rsid="0001a0a7"/>
    </style:style>
    <style:style style:name="P4" style:family="paragraph" style:parent-style-name="Standard">
      <style:text-properties officeooo:rsid="0001a0a7" officeooo:paragraph-rsid="0001a0a7"/>
    </style:style>
    <style:style style:name="P5" style:family="paragraph" style:parent-style-name="Standard">
      <style:paragraph-properties fo:break-before="page"/>
      <style:text-properties style:text-underline-style="none" officeooo:paragraph-rsid="0001a0a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1a0a7"/>
    </style:style>
    <style:style style:name="T4" style:family="text">
      <style:text-properties style:text-underline-style="none" officeooo:rsid="0002a263"/>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02a263" style:font-style-asian="italic" style:font-style-complex="italic"/>
    </style:style>
    <style:style style:name="T7" style:family="text">
      <style:text-properties fo:font-style="normal" style:text-underline-style="none" officeooo:rsid="0002a26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p>
      <text:p text:style-name="P3"/>
      <text:p text:style-name="P3">They <text:span text:style-name="T1">suddenly</text:span> ran <text:span text:style-name="T1">to the gate</text:span></text:p>
      <text:p text:style-name="P3"><text:span text:style-name="T2"><text:tab/>suddenly: adjunct. Not required. Tests: </text:span></text:p>
      <text:p text:style-name="P3"><text:span text:style-name="T2"><text:tab/><text:tab/>They suddenly ran to the gate and We did so slowly.</text:span></text:p>
      <text:p text:style-name="P3"><text:span text:style-name="T2"><text:tab/><text:tab/>They suddenly leaked.</text:span></text:p>
      <text:p text:style-name="P3"><text:span text:style-name="T2"><text:tab/>to the gate: complement. Required. Tests: </text:span></text:p>
      <text:p text:style-name="P3"><text:span text:style-name="T2"><text:tab/><text:tab/>*They suddenly ran to the gate and we did so to the wall.</text:span></text:p>
      <text:p text:style-name="P3"><text:span text:style-name="T2"><text:tab/><text:tab/>*They suddenly leaked to the gate.</text:span></text:p>
      <text:p text:style-name="P2"/>
      <text:p text:style-name="P3"><text:span text:style-name="T2">I wonder </text:span><text:span text:style-name="T1">if he will be safe</text:span><text:span text:style-name="T2"> all the time.</text:span></text:p>
      <text:p text:style-name="P3"><text:span text:style-name="T2"><text:tab/>complement. Required. Tests:</text:span></text:p>
      <text:p text:style-name="P3"><text:span text:style-name="T2"><text:tab/><text:tab/>*I wonder that he will be safe all the time.</text:span></text:p>
      <text:p text:style-name="P3"><text:span text:style-name="T2"><text:tab/><text:tab/> *I leak if he will... </text:span></text:p>
      <text:p text:style-name="P1"/>
      <text:p text:style-name="P3"><text:span text:style-name="T2">I am keeping </text:span><text:span text:style-name="T1">the dog</text:span><text:span text:style-name="T2"> </text:span><text:span text:style-name="T1">whatever you say.</text:span></text:p>
      <text:p text:style-name="P3"><text:span text:style-name="T2"><text:tab/>the dog. Complement. Required. Tests:</text:span></text:p>
      <text:p text:style-name="P3"><text:span text:style-name="T2"><text:tab/><text:tab/>*I am keeping the dog and Mary is doing so the shark.</text:span></text:p>
      <text:p text:style-name="P3"><text:span text:style-name="T2"><text:tab/><text:tab/>*I am leaking the dog…</text:span></text:p>
      <text:p text:style-name="P3"><text:span text:style-name="T2"><text:tab/>whatever you say. Adjunct. Not required. Tests:</text:span></text:p>
      <text:p text:style-name="P3"><text:span text:style-name="T2"><text:tab/><text:tab/>I am keeping the dog whatever you say and Mary is doing so whatever you sing.</text:span></text:p>
      <text:p text:style-name="P3"><text:span text:style-name="T2"><text:tab/><text:tab/>I am leaking whatever you say(i.e, no matter what you say).</text:span></text:p>
      <text:p text:style-name="P3"><text:span text:style-name="T2"><text:tab/> </text:span></text:p>
      <text:p text:style-name="P3"><text:span text:style-name="T2">You’d better put </text:span><text:span text:style-name="T1">the cat</text:span><text:span text:style-name="T2"> </text:span><text:span text:style-name="T1">out</text:span><text:span text:style-name="T2"> now.</text:span></text:p>
      <text:p text:style-name="P3"><text:span text:style-name="T2"><text:tab/>the cat and out. Complements. Required. Tests</text:span></text:p>
      <text:p text:style-name="P3"><text:span text:style-name="T2"><text:tab/><text:tab/>*You’d better put </text:span><text:span text:style-name="T1">the cat</text:span><text:span text:style-name="T2"> </text:span><text:span text:style-name="T1">out</text:span><text:span text:style-name="T2"> now and I’d better do so the shark (*out/*in…).</text:span></text:p>
      <text:p text:style-name="P3"><text:span text:style-name="T2"><text:tab/><text:tab/>*You’d better leak </text:span><text:span text:style-name="T1">the cat</text:span><text:span text:style-name="T2"> (</text:span><text:span text:style-name="T1">out)</text:span><text:span text:style-name="T2"> now.<text:tab/><text:tab/><text:tab/><text:tab/></text:span></text:p>
      <text:p text:style-name="P1"/>
      <text:p text:style-name="P3"><text:span text:style-name="T2">It’s always been easy </text:span><text:span text:style-name="T1">for you</text:span><text:span text:style-name="T2">, hasn’t it?</text:span></text:p>
      <text:p text:style-name="P3"><text:span text:style-name="T2"><text:tab/>Adjunct. Not required. tests.</text:span></text:p>
      <text:p text:style-name="P3"><text:span text:style-name="T2"><text:tab/><text:tab/>It’s always been easy for you and it’s always been so for Mary (too), hasn’t it</text:span></text:p>
      <text:p text:style-name="P3"><text:span text:style-name="T2"><text:tab/><text:tab/>It’s always leaked for you.</text:span></text:p>
      <text:p text:style-name="P1"/>
      <text:p text:style-name="P3"><text:span text:style-name="T2">They swam </text:span><text:span text:style-name="T1">in the sea</text:span><text:span text:style-name="T2"> </text:span><text:span text:style-name="T1">even though it was raining</text:span><text:span text:style-name="T2">.</text:span></text:p>
      <text:p text:style-name="P3"><text:span text:style-name="T2"><text:tab/>in the sea. Complement. Required. Tests:</text:span></text:p>
      <text:p text:style-name="P3"><text:span text:style-name="T2"><text:tab/><text:tab/>*They swam </text:span><text:span text:style-name="T1">in the sea</text:span><text:span text:style-name="T2"> and we did so in the pool</text:span></text:p>
      <text:p text:style-name="P3"><text:span text:style-name="T2"><text:tab/><text:tab/>*They leaked </text:span><text:span text:style-name="T1">in the sea</text:span></text:p>
      <text:p text:style-name="P3"><text:span text:style-name="T2"><text:tab/>even though it was raining. Adjunct. Not required. Tests:</text:span></text:p>
      <text:p text:style-name="P3"><text:span text:style-name="T2"><text:tab/><text:tab/>They swam </text:span><text:span text:style-name="T1">in the sea</text:span><text:span text:style-name="T2"> </text:span><text:span text:style-name="T1">even though it was raining</text:span><text:span text:style-name="T2"> and I did so even though it was late.</text:span></text:p>
      <text:p text:style-name="P3"><text:span text:style-name="T2"><text:tab/><text:tab/>They leaked even though it was raining.<text:tab/><text:tab/></text:span></text:p>
      <text:p text:style-name="P1"/>
      <text:p text:style-name="P1"/>
      <text:p text:style-name="P1"/>
      <text:p text:style-name="P5"/>
      <text:p text:style-name="P3"><text:span text:style-name="T2">4.</text:span></text:p>
      <text:p text:style-name="P4"><text:span text:style-name="T2">For (i) , (ii) (iv) and (v) it is implausible to say that the subject is the performer of the event.</text:span></text:p>
      <text:p text:style-name="P4"><text:span text:style-name="T2"/></text:p>
      <text:p text:style-name="P3"><text:span text:style-name="T2">In (i) there is <text:s/>no event. So the subject cannot be the perfomer of the </text:span><text:span text:style-name="T3">event</text:span><text:span text:style-name="T2">.</text:span></text:p>
      <text:p text:style-name="P3"><text:span text:style-name="T2">An event <text:s/>happens at a time and place. When the VP is an event it can be modified by </text:span><text:span text:style-name="T5">tomorrow, yesterday, an hour ago</text:span><text:span text:style-name="T2"> etc <text:s/>That is not the case with </text:span><text:span text:style-name="T3">(i)</text:span><text:span text:style-name="T2"> <text:s/></text:span></text:p>
      <text:p text:style-name="P3"><text:span text:style-name="T2">??? she was like her mother yesterday.</text:span></text:p>
      <text:p text:style-name="P3"><text:span text:style-name="T2"/></text:p>
      <text:p text:style-name="P3"><text:span text:style-name="T2"/></text:p>
      <text:p text:style-name="P4"><text:span text:style-name="T2">In (ii) the VP is passive so the subject the performer of the event (make a decision) is identified by the PP [by NP] and not by the subject.</text:span></text:p>
      <text:p text:style-name="P4"><text:span text:style-name="T2"/></text:p>
      <text:p text:style-name="P4"><text:span text:style-name="T2">In (iv) the meaning of the verb received does not require that the subject performs any action. In fact it is possible that one receives something without even knowing that they have received it. For example, </text:span><text:span text:style-name="T4">the </text:span><text:span text:style-name="T2">with emails, letters and social media messages etc</text:span></text:p>
      <text:p text:style-name="P4"><text:span text:style-name="T2"/></text:p>
      <text:p text:style-name="P4"><text:span text:style-name="T2">In </text:span><text:span text:style-name="T4">(v) again by the lexical meaning of verb. </text:span><text:span text:style-name="T6">Undergo</text:span><text:span text:style-name="T7"> assigns the role of patient to the subject. </text:span></text:p>
      <text:p text:style-name="P3"><text:span text:style-name="T2"/></text:p>
      <text:p text:style-name="P3"><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6:55:58.360591562</meta:creation-date>
    <dc:date>2021-05-26T17:11:10.446787664</dc:date>
    <meta:editing-duration>PT2M41S</meta:editing-duration>
    <meta:editing-cycles>1</meta:editing-cycles>
    <meta:generator>LibreOffice/5.2.7.2$Linux_X86_64 LibreOffice_project/20m0$Build-2</meta:generator>
    <meta:document-statistic meta:table-count="0" meta:image-count="0" meta:object-count="0" meta:page-count="2" meta:paragraph-count="43" meta:word-count="449" meta:character-count="2378" meta:non-whitespace-character-count="1908"/>
  </office:meta>
</office:document-meta>
</file>